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068053" officeooo:paragraph-rsid="00068053"/>
    </style:style>
    <style:style style:name="P2" style:family="paragraph" style:parent-style-name="Text_20_body" style:list-style-name="L1">
      <style:text-properties officeooo:paragraph-rsid="0004a569"/>
    </style:style>
    <style:style style:name="P3" style:family="paragraph" style:parent-style-name="Text_20_body" style:list-style-name="L1">
      <style:text-properties officeooo:rsid="0004a569" officeooo:paragraph-rsid="0004a569"/>
    </style:style>
    <style:style style:name="P4" style:family="paragraph" style:parent-style-name="Text_20_body" style:list-style-name="L1">
      <style:text-properties officeooo:rsid="00068053" officeooo:paragraph-rsid="00068053"/>
    </style:style>
    <style:style style:name="P5" style:family="paragraph" style:parent-style-name="Heading_20_1">
      <style:paragraph-properties fo:break-before="page"/>
    </style:style>
    <style:style style:name="T1" style:family="text">
      <style:text-properties officeooo:rsid="0004a569"/>
    </style:style>
    <style:style style:name="T2" style:family="text">
      <style:text-properties officeooo:rsid="00068053"/>
    </style:style>
    <style:style style:name="T3" style:family="text">
      <style:text-properties fo:font-style="italic" fo:font-weight="normal" officeooo:rsid="00068053" style:font-style-asian="italic" style:font-weight-asian="normal" style:font-style-complex="italic" style:font-weight-complex="normal"/>
    </style:style>
    <style:style style:name="T4" style:family="text">
      <style:text-properties officeooo:rsid="00082e03"/>
    </style:style>
    <style:style style:name="T5" style:family="text">
      <style:text-properties officeooo:rsid="0006b2b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s dos partes más importantes de NumbersDice:</text:p>
      <text:p text:style-name="Text_20_body">NumbersDice, versión 1 tiene dos partes fundamentales, en las cuales se agrupan todas las demás partes del juego:</text:p>
      <text:list text:style-name="L1">
        <text:list-item>
          <text:p text:style-name="P2"><text:span text:style-name="T1">La parte Física o parte visible: contiene todos los entes físicos del juego. Las partes físicas por el momento son:</text:span></text:p>
          <text:list>
            <text:list-item>
              <text:p text:style-name="P3">Piezas Móviles (o piezas): <text:span text:style-name="T2">son todas aquellas piezas que pueden moverse o pueden ser movidas.</text:span></text:p>
            </text:list-item>
            <text:list-item>
              <text:p text:style-name="P3">Piezas Inmóviles: <text:span text:style-name="T2">son aquellas piezas que no tiene la naturaleza movimiento intrínseca.</text:span></text:p>
            </text:list-item>
            <text:list-item>
              <text:p text:style-name="P3">Mapas: <text:span text:style-name="T2">la estructura menor de un mapa son las casillas y a su vez estas crean tableros. Por último, la unión de tableros conforma los mapas.</text:span></text:p>
            </text:list-item>
            <text:list-item>
              <text:p text:style-name="P3">Zonas Experienciales (ZE): <text:span text:style-name="T2">Las ZE contiene objetos especiales, que en su </text:span><text:span text:style-name="T3">gran mayoría</text:span><text:span text:style-name="T2"> son de naturaleza inmóvil.</text:span></text:p>
            </text:list-item>
          </text:list>
        </text:list-item>
        <text:list-item>
          <text:p text:style-name="P3">La parte abstracta o lógica: contiene todos los sistemas que hacen posible las dinámicas bien estructuradas del Juego. Las partes abstractas que existen por el momento, son:</text:p>
          <text:list>
            <text:list-item>
              <text:p text:style-name="P4">Flujo de juego <text:span text:style-name="T4">(FJ)</text:span>: establece el flujo de juego.</text:p>
            </text:list-item>
            <text:list-item>
              <text:p text:style-name="P4">Reglas del juego <text:span text:style-name="T4">(RJ)</text:span>: establece que movimientos cuando y donde se pueden realizar ciertos movimientos.</text:p>
            </text:list-item>
            <text:list-item>
              <text:p text:style-name="P4">Estadísticas o indicadores del juego <text:span text:style-name="T4">(EJ)</text:span>: suelen indicar cierta información de un partido o del juego en sí. </text:p>
            </text:list-item>
            <text:list-item>
              <text:p text:style-name="P4">Modalidades de juego <text:span text:style-name="T5">(MJ)</text:span>: los modos de juegos, son configuraciones específicas de partes físicas y abstractas del juego. Estas configuraciones son propuestas por el creador del juego, pero también pueden ser modificadas (las que ya existen) o creadas (nuevas configuraciones) por los jugadores.</text:p>
            </text:list-item>
          </text:list>
        </text:list-item>
      </text:list>
      <text:p text:style-name="P1"/>
      <text:h text:style-name="P5" text:outline-level="1">Partes Físicas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Lorenzo Antonio Pérez Carballo</meta:initial-creator>
    <meta:creation-date>2024-12-07T17:25:08.615000000</meta:creation-date>
    <dc:date>2024-12-07T21:10:10.254000000</dc:date>
    <dc:creator>Lorenzo Antonio Pérez Carballo</dc:creator>
    <meta:editing-duration>PT3H6M41S</meta:editing-duration>
    <meta:editing-cycles>3</meta:editing-cycles>
    <meta:generator>LibreOffice/24.8.3.2$Windows_X86_64 LibreOffice_project/48a6bac9e7e268aeb4c3483fcf825c94556d9f92</meta:generator>
    <meta:document-statistic meta:table-count="0" meta:image-count="0" meta:object-count="0" meta:page-count="2" meta:paragraph-count="13" meta:word-count="239" meta:character-count="1460" meta:non-whitespace-character-count="1243"/>
  </office:meta>
</office:document-meta>
</file>